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SRAM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H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32-F030-F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F030-K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F030-C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QFP-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F030-R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QFP-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32-F031-F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F031-F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F031-K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TM32-F031-K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32-G031-J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8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M32-G031-J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8N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M32-G031-F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M32-G031-F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M32-G031-F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32-C031-F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C031-F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32-C031-K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M32-C031-K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23:25:03.412000000</dc:date>
    <meta:editing-duration>PT58M55S</meta:editing-duration>
    <meta:editing-cycles>6</meta:editing-cycles>
    <meta:generator>LibreOffice/7.4.5.1$Windows_X86_64 LibreOffice_project/9c0871452b3918c1019dde9bfac75448afc4b57f</meta:generator>
    <meta:document-statistic meta:table-count="1" meta:cell-count="89" meta:object-count="0"/>
  </office:meta>
</office:document-meta>
</file>